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dana" fo:font-size="12pt" officeooo:rsid="001041aa" officeooo:paragraph-rsid="000f2703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2pt" officeooo:rsid="001118d3" officeooo:paragraph-rsid="001118d3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Verdana" fo:font-size="12pt" officeooo:rsid="001118d3" officeooo:paragraph-rsid="001118d3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Verdana" fo:font-size="12pt" officeooo:rsid="0011f657" officeooo:paragraph-rsid="0011f65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Verdana" fo:font-size="12pt" officeooo:rsid="0011f657" officeooo:paragraph-rsid="0011f65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officeooo:rsid="00120284" officeooo:paragraph-rsid="00120284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20pt" fo:font-weight="bold" officeooo:rsid="001041aa" officeooo:paragraph-rsid="000f2703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4pt" officeooo:rsid="001041aa" officeooo:paragraph-rsid="000f2703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27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Курс „PHP Уеб Разработка“</text:p>
      <text:p text:style-name="P8">програма 2<text:span text:style-name="T2">6</text:span>.06.14г. (<text:span text:style-name="T2">четвъртък</text:span>)</text:p>
      <text:p text:style-name="P8"/>
      <text:p text:style-name="P1"><text:span text:style-name="T1">Начало:</text:span> 09:00ч.</text:p>
      <text:p text:style-name="P1"/>
      <text:p text:style-name="P2">1. Запознаване с обектно-ориентирано програмиране (ООП)</text:p>
      <text:list xml:id="list7640850378026242314" text:style-name="L1">
        <text:list-item>
          <text:p text:style-name="P3">разлика между процедурен и обектно-ориентиран код</text:p>
        </text:list-item>
        <text:list-item>
          <text:p text:style-name="P3">основи на ООП</text:p>
        </text:list-item>
        <text:list-item>
          <text:p text:style-name="P3">клас и инстанция</text:p>
        </text:list-item>
        <text:list-item>
          <text:p text:style-name="P3">свойства</text:p>
        </text:list-item>
        <text:list-item>
          <text:p text:style-name="P3">методи</text:p>
        </text:list-item>
        <text:list-item>
          <text:p text:style-name="P3">видимост (достъп) на свойствата/методите (public, private, protected)</text:p>
        </text:list-item>
        <text:list-item>
          <text:p text:style-name="P3">конструктор и деструктор (магически методи)</text:p>
        </text:list-item>
        <text:list-item>
          <text:p text:style-name="P3">гетъри (getters) и сетъри (setters)</text:p>
        </text:list-item>
        <text:list-item>
          <text:p text:style-name="P3">set/get (магически методи)</text:p>
        </text:list-item>
        <text:list-item>
          <text:p text:style-name="P3">разширяване на класове</text:p>
        </text:list-item>
        <text:list-item>
          <text:p text:style-name="P3">презаписване на методи</text:p>
        </text:list-item>
        <text:list-item>
          <text:p text:style-name="P3">статични свойства и методи</text:p>
        </text:list-item>
        <text:list-item>
          <text:p text:style-name="P4">интерфейси</text:p>
        </text:list-item>
        <text:list-item>
          <text:p text:style-name="P4">Dependency Injection</text:p>
        </text:list-item>
      </text:list>
      <text:p text:style-name="P5"/>
      <text:p text:style-name="P5">2. Шаблон за дизайн Singleton</text:p>
      <text:p text:style-name="P5">3. Шаблон за дизайн Registry</text:p>
      <text:p text:style-name="P5">4. Разяснения за ООП</text:p>
      <text:p text:style-name="P5"/>
      <text:p text:style-name="P6">Задача:</text:p>
      <text:p text:style-name="P6">Направете клас, който може да има неограничен брой инстанции. Нека той да има свойство с някаква стойност. Направете така, че когато се извика метод на този клас без значение от коя инстанция, свойството за абсолютно всички инстанции на класа да стане NU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4:38:00.997796152</meta:creation-date>
    <dc:date>2014-06-26T01:02:38.422469350</dc:date>
    <meta:editing-duration>PT3M23S</meta:editing-duration>
    <meta:editing-cycles>1</meta:editing-cycles>
    <meta:document-statistic meta:table-count="0" meta:image-count="0" meta:object-count="0" meta:page-count="1" meta:paragraph-count="23" meta:word-count="133" meta:character-count="846" meta:non-whitespace-character-count="750"/>
    <meta:generator>LibreOffice/4.1.3.2$Linux_X86_64 LibreOffice_project/410m0$Build-2</meta:generator>
  </office:meta>
</office:document-meta>
</file>